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style:font-name="Khmer OS" fo:font-size="8pt" officeooo:rsid="0006c6a5" officeooo:paragraph-rsid="0006c6a5" style:font-size-asian="10pt" style:font-name-complex="Khmer OS" style:font-size-complex="8pt"/>
    </style:style>
    <style:style style:name="P2" style:family="paragraph" style:parent-style-name="Preformatted_20_Text">
      <style:text-properties style:font-name="Khmer OS" fo:font-size="8pt" fo:font-weight="bold" officeooo:rsid="0006c6a5" officeooo:paragraph-rsid="0006c6a5" style:font-size-asian="10pt" style:font-weight-asian="bold" style:font-name-complex="Khmer OS" style:font-size-complex="8pt" style:font-weight-complex="bold"/>
    </style:style>
    <style:style style:name="P3" style:family="paragraph" style:parent-style-name="Text_20_body">
      <style:text-properties style:font-name="Khmer OS" officeooo:rsid="0006c6a5" officeooo:paragraph-rsid="0006c6a5" style:font-name-complex="Khmer OS"/>
    </style:style>
    <style:style style:name="P4" style:family="paragraph" style:parent-style-name="Text_20_body">
      <style:text-properties style:font-name="Khmer OS" fo:font-size="10pt" officeooo:rsid="0006c6a5" officeooo:paragraph-rsid="0006c6a5" style:font-size-asian="10pt" style:font-name-complex="Khmer OS" style:font-size-complex="10pt"/>
    </style:style>
    <style:style style:name="T1" style:family="text">
      <style:text-properties officeooo:rsid="000a18b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18b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officeooo:rsid="000a18b0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0a18b0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: 25/Jan/2021<text:tab/></text:p>
      <text:p text:style-name="P2">Week4</text:p>
      <text:p text:style-name="P1">-----------------------------------------------------------------------------------</text:p>
      <text:p text:style-name="P1"><text:tab/>- Switch ជា Access layer</text:p>
      <text:p text:style-name="P1"/>
      <text:p text:style-name="P3"><text:bookmark text:name="breadcrumbs-page"/><text:bookmark text:name="breadcrumbs-page-li"/><text:span text:style-name="T6">+</text:span><text:a xlink:type="simple" xlink:href="https://contenthub.netacad.com/legacy/CCNA/ITN/6.0/en/index.html#2.3.1.1" text:style-name="Internet_20_link" text:visited-style-name="Visited_20_Internet_20_Link">2.3</text:a><text:span text:style-name="T5">. </text:span><text:span text:style-name="T7">Address schema</text:span><text:span text:style-name="T6"><text:line-break/><text:tab/>+</text:span><text:span text:style-name="T7">1. Ports and Addresses</text:span></text:p>
      <text:p text:style-name="P4"><text:tab/> - <text:span text:style-name="T3">1. IP Addresses</text:span></text:p>
      <text:p text:style-name="P1">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hmer OS Battambang" svg:font-family="'Khmer OS Battambang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Source Han Sans CN1" svg:font-family="'Source Han Sans CN'" style:font-family-generic="modern" style:font-pitch="fixed"/>
    <style:font-face style:name="Khmer OS" svg:font-family="'Khmer OS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ource Han Serif CN" style:font-size-asian="10.5pt" style:language-asian="zh" style:country-asian="CN" style:font-name-complex="Khmer OS Battambang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ource Han Serif CN" style:font-size-asian="10.5pt" style:language-asian="zh" style:country-asian="CN" style:font-name-complex="Khmer OS Battambang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Khmer OS Battambang" style:font-family-complex="'Khmer OS Battambang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hmer OS Battambang" style:font-family-complex="'Khmer OS Battambang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hmer OS Battambang" style:font-family-complex="'Khmer OS Battambang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5T08:51:48.673238536</dc:date>
    <meta:editing-duration>PT7M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1" meta:character-count="295" meta:non-whitespace-character-count="276"/>
  </office:meta>
</office:document-meta>
</file>